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7a79"/>
    </style:style>
    <style:style style:name="T1" style:family="text">
      <style:text-properties officeooo:rsid="00077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hidden-paragraph text:condition="ooow:([BD MAILING.PERSONNE.NOM] != &quot;&quot; OR NOT [BD MAILING.PERSONNE.NOM]) OR (![BD MAILING.PERSONNE.NOM])"/><text:span text:style-name="T1">Chère Madame </text:span><text:span text:style-name="T1"><text:database-display text:table-name="PERSONNE" text:table-type="table" text:column-name="NOM" text:database-name="BD MAILING">&lt;NOM&gt;</text:database-display></text:span><text:span text:style-name="T1">,</text:span></text:p>
      <text:p text:style-name="P1"><text:hidden-paragraph text:condition="ooow:[BD MAILING.PERSONNE.NOM] == &quot;&quot; OR NOT [BD MAILING.PERSONNE.NOM]"/><text:span text:style-name="T1">Cher M. </text:span><text:span text:style-name="T1"><text:database-display text:table-name="PERSONNE" text:table-type="table" text:column-name="NOM" text:database-name="BD MAILING">&lt;NOM&gt;</text:database-display></text:span><text:span text:style-name="T1">,</text:span></text:p>
      <text:p text:style-name="P1"><text:hidden-paragraph text:condition="ooow:[BD MAILING.PERSONNE.NOM]"/><text:span text:style-name="T1">Madame, Monsieur,</text:span></text:p>
      <text:p text:style-name="P1"/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19:53.999000000</meta:creation-date>
    <dc:date>2018-11-07T12:11:23.325000000</dc:date>
    <meta:editing-duration>PT13M28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4" meta:word-count="8" meta:character-count="55" meta:non-whitespace-character-count="45"/>
  </office:meta>
</office:document-meta>
</file>